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liot, nous avons une mission pour toi !</text:p>
      <text:p text:style-name="Standard"/>
      <text:p text:style-name="Standard">-Ooooh ?! Chic alors !</text:p>
      <text:p text:style-name="Standard"/>
      <text:p text:style-name="Standard">Le visage d'abord surpris du blondin s'illumina soudainement d'une candide joie, tel un enfant à qui on avait offert un sachet de friandises. Une mission ? C'était la première qu'on lui confiait depuis qu'il avait rejoint ce mystérieux cercle d'adeptes qui promettait de lui offrir de la matière pour ses futurs récits de péripéties. Les yeux bleus grand écarquillés d'Elliot se posèrent avec un peu trop d'insistance sur le fidèle qui venait de lui annoncer la bonne nouvelle. Celui-ci lui rendit un regard circonspect, regrettant déjà sont choix pour cette affectation. Si la réputation de l'aventurier n'était pas encore faite, des rumeurs commençaient déjà à circuler sur son... utilité relative.</text:p>
      <text:p text:style-name="Standard"/>
      <text:p text:style-name="Standard">Mais cette mission était on ne peut plus simple, même pour un type aussi peu dégourdi que lui. Tout ce qu'il y avait à faire c'était s'introduire dans l'hôpital royal pour récupérer des fournitures médicales en tout genre, le cercle manquant cruellement de matériel de qualité. Simple, efficace, même le pire des demeurés y arriverait les doigts dans le nez. On fournissait même aux assignés une LISTE de ce qu'il fallait ramener. Easy peasy. Inratable. Le trait inquiet, l'homme regarda la nouvelle recrue Notos s'éloigner, ladite liste et une blouse pour faciliter l'infiltration en main.</text:p>
      <text:p text:style-name="Standard"/>
      <text:p text:style-name="Standard">Elliot se rendit d'un pas pressé à l'hôpital. Il était censé y retrouver une coéquipière pour la mission, une autre adepte de leur cercle qu'il ne connaissait pas -d'un autre côté, il ne connaissait encore personne si ce n'était Anna et ceux qui semblaient gérer le petit groupe. Le garçon trépignait d'impatience, excité comme une puce par cette nouvelle aventure qui se présentait à lui. Si ses velléités de voyage avaient quelque peu été mises à mal par son intégration au culte de Shou, il y avait gagné autant en mystère et en énigmes, pour son plus grand plaisir. Les tenants et les aboutissants des événements lui échappaient encore -il était question de renforcer leur déité dans l'optique de la lutte contre une autre divinité malfaisante, mais la portée de cette histoire le dépassait très largement- mais il ne faisait aucun doute que sa soif de périples serait abreuvée plus qu'il n'en fallait.</text:p>
      <text:p text:style-name="Standard"/>
      <text:p text:style-name="Standard">Mais pour l'heure, il fallait songer à comment mener à bien la première de cette longue série d'aventures. Et cela commençait par trouver son équipière du jour. Elliot arriva finalement aux abords de l'hôpital et se posta devant, son regard lapis-lazuli se mettant en quête de celle-ci. Il n'avait eu que peu d'informations à son sujet et cette première tâche s'avérait déjà ardue. Tout ce que le conteur savait, c'était qu'il devait chercher une femme à la peau mate. L'avantage, c'est que ça ne courait pas les rues de Londres. Après un moment d'oisiveté, il se souvint alors qu'on lui avait mentionné un point de rendez-vous un peu à l'écart de l'entrée principale de l'hôpital. Hélas, impossible pour lui de se souvenir très exactement du lieu mentionné. Eh bien, qu'à cela ne tienne, le garçon n'avait qu'à explorer toutes les rues alentours à la recherche d'une femme à la peau ébène qui... euh... eh bien qui attendait du coup.</text:p>
      <text:p text:style-name="Standard"/>
      <text:p text:style-name="Standard">Elliot mit donc à exécution son infaillible plan et commença à déambuler autour de l'hôpital dans les ruelles adjacentes. Au bout d'un certain temps -ou d'un temps certain-, il finit par repérer celle qui semblait correspondre aux caractéristiques qu'il cherchait. Le jeune homme à la chevelure d'or s'approcha d'elle et l'aborda sans ménagement.</text:p>
      <text:p text:style-name="Standard"/>
      <text:p text:style-name="Standard">-Salutations ! Vous êtes là pour cambrioler l'hôpit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5T10:58:23.95</meta:creation-date>
    <dc:date>2020-09-25T12:29:52.17</dc:date>
    <meta:editing-duration>PT1H29M34S</meta:editing-duration>
    <meta:editing-cycles>227</meta:editing-cycles>
    <meta:generator>OpenOffice/4.1.7$Win32 OpenOffice.org_project/417m1$Build-9800</meta:generator>
    <meta:document-statistic meta:table-count="0" meta:image-count="0" meta:object-count="0" meta:page-count="1" meta:paragraph-count="8" meta:word-count="592" meta:character-count="3595"/>
  </office:meta>
</office:document-meta>
</file>